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OpenSymbol" svg:font-family="OpenSymbol" style:font-charset="x-symbol"/>
    <style:font-face style:name="Roboto" svg:font-family="Roboto"/>
    <style:font-face style:name="Roboto1" svg:font-family="Roboto, sans-serif"/>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Heading_20_2">
      <style:text-properties fo:font-variant="normal" fo:text-transform="none" fo:color="#3366ff" style:font-name="Roboto" fo:font-size="18.9500007629395pt" fo:letter-spacing="normal" fo:font-style="normal" style:text-underline-style="solid" style:text-underline-width="auto" style:text-underline-color="font-color" fo:font-weight="bold"/>
    </style:style>
    <style:style style:name="P2" style:family="paragraph" style:parent-style-name="Heading_20_4">
      <style:paragraph-properties fo:margin-top="0.0874in" fo:margin-bottom="0.0874in" loext:contextual-spacing="false" fo:line-height="110%" fo:orphans="2" fo:widows="2"/>
      <style:text-properties fo:font-variant="normal" fo:text-transform="none" fo:color="#333333" style:font-name="Roboto" fo:font-size="11.3500003814697pt" fo:letter-spacing="normal" fo:font-style="normal" fo:font-weight="bold"/>
    </style:style>
    <style:style style:name="P3" style:family="paragraph" style:parent-style-name="Heading_20_4">
      <style:paragraph-properties fo:margin-top="0.0835in" fo:margin-bottom="0in" loext:contextual-spacing="false" fo:line-height="110%" fo:orphans="2" fo:widows="2"/>
    </style:style>
    <style:style style:name="P4" style:family="paragraph" style:parent-style-name="Heading_20_4">
      <style:paragraph-properties fo:margin-left="0in" fo:margin-right="0in" fo:margin-top="0in" fo:margin-bottom="0in" loext:contextual-spacing="false" fo:text-indent="0in" style:auto-text-indent="false"/>
      <style:text-properties fo:color="#333333" style:font-name="Roboto" fo:font-size="10.1000003814697pt" fo:font-weight="bold"/>
    </style:style>
    <style:style style:name="P5" style:family="paragraph" style:parent-style-name="Text_20_body">
      <style:paragraph-properties fo:margin-left="0in" fo:margin-right="0in" fo:margin-top="0in" fo:margin-bottom="0in" loext:contextual-spacing="false" fo:orphans="2" fo:widows="2" fo:text-indent="0in" style:auto-text-indent="false"/>
    </style:style>
    <style:style style:name="P6"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111111" style:font-name="Roboto1" fo:font-size="10.75pt" fo:letter-spacing="normal" fo:font-style="normal" fo:font-weight="normal"/>
    </style:style>
    <style:style style:name="P7"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111111" fo:letter-spacing="normal"/>
    </style:style>
    <style:style style:name="P8" style:family="paragraph" style:parent-style-name="Text_20_body">
      <style:paragraph-properties fo:margin-left="0in" fo:margin-right="0in" fo:margin-top="0in" fo:margin-bottom="0.1402in" loext:contextual-spacing="false" fo:orphans="2" fo:widows="2" fo:text-indent="0in" style:auto-text-indent="false"/>
      <style:text-properties fo:font-variant="normal" fo:text-transform="none" fo:color="#111111" style:font-name="Roboto1" fo:font-size="10.75pt" fo:letter-spacing="normal" fo:font-style="normal" fo:font-weight="normal"/>
    </style:style>
    <style:style style:name="P9" style:family="paragraph" style:parent-style-name="Text_20_body">
      <style:paragraph-properties fo:margin-left="0in" fo:margin-right="0in" fo:margin-top="0in" fo:margin-bottom="0.1402in" loext:contextual-spacing="false" fo:orphans="2" fo:widows="2" fo:text-indent="0in" style:auto-text-indent="false"/>
      <style:text-properties fo:font-variant="normal" fo:text-transform="none" fo:color="#111111" fo:letter-spacing="normal"/>
    </style:style>
    <style:style style:name="P10" style:family="paragraph" style:parent-style-name="Text_20_body" style:list-style-name="L26">
      <style:paragraph-properties fo:margin-left="0in" fo:margin-right="0in" fo:margin-top="0.0701in" fo:margin-bottom="0in" loext:contextual-spacing="false" fo:orphans="2" fo:widows="2" fo:text-indent="0in" style:auto-text-indent="false" fo:padding="0in" fo:border="none"/>
    </style:style>
    <style:style style:name="P11" style:family="paragraph" style:parent-style-name="Text_20_body" style:list-style-name="L1">
      <style:paragraph-properties fo:margin-top="0in" fo:margin-bottom="0in" loext:contextual-spacing="false" fo:orphans="2" fo:widows="2" fo:padding="0in" fo:border="none"/>
    </style:style>
    <style:style style:name="P12" style:family="paragraph" style:parent-style-name="Text_20_body" style:list-style-name="L2">
      <style:paragraph-properties fo:margin-top="0in" fo:margin-bottom="0in" loext:contextual-spacing="false" fo:orphans="2" fo:widows="2" fo:padding="0in" fo:border="none"/>
    </style:style>
    <style:style style:name="P13" style:family="paragraph" style:parent-style-name="Text_20_body" style:list-style-name="L5">
      <style:paragraph-properties fo:margin-top="0in" fo:margin-bottom="0in" loext:contextual-spacing="false" fo:orphans="2" fo:widows="2" fo:padding="0in" fo:border="none"/>
    </style:style>
    <style:style style:name="P14" style:family="paragraph" style:parent-style-name="Text_20_body" style:list-style-name="L3">
      <style:paragraph-properties fo:margin-top="0in" fo:margin-bottom="0in" loext:contextual-spacing="false" fo:orphans="2" fo:widows="2" fo:padding="0in" fo:border="none"/>
    </style:style>
    <style:style style:name="P15" style:family="paragraph" style:parent-style-name="Text_20_body" style:list-style-name="L4">
      <style:paragraph-properties fo:margin-top="0in" fo:margin-bottom="0in" loext:contextual-spacing="false" fo:orphans="2" fo:widows="2" fo:padding="0in" fo:border="none"/>
    </style:style>
    <style:style style:name="P16" style:family="paragraph" style:parent-style-name="Text_20_body" style:list-style-name="L6">
      <style:paragraph-properties fo:margin-top="0in" fo:margin-bottom="0in" loext:contextual-spacing="false" fo:orphans="2" fo:widows="2" fo:padding="0in" fo:border="none"/>
    </style:style>
    <style:style style:name="P17" style:family="paragraph" style:parent-style-name="Text_20_body" style:list-style-name="L7">
      <style:paragraph-properties fo:margin-top="0in" fo:margin-bottom="0in" loext:contextual-spacing="false" fo:orphans="2" fo:widows="2" fo:padding="0in" fo:border="none"/>
    </style:style>
    <style:style style:name="P18" style:family="paragraph" style:parent-style-name="Text_20_body" style:list-style-name="L8">
      <style:paragraph-properties fo:margin-top="0in" fo:margin-bottom="0in" loext:contextual-spacing="false" fo:orphans="2" fo:widows="2" fo:padding="0in" fo:border="none"/>
    </style:style>
    <style:style style:name="P19" style:family="paragraph" style:parent-style-name="Text_20_body" style:list-style-name="L9">
      <style:paragraph-properties fo:margin-top="0in" fo:margin-bottom="0in" loext:contextual-spacing="false" fo:orphans="2" fo:widows="2" fo:padding="0in" fo:border="none"/>
    </style:style>
    <style:style style:name="P20" style:family="paragraph" style:parent-style-name="Text_20_body" style:list-style-name="L10">
      <style:paragraph-properties fo:margin-top="0in" fo:margin-bottom="0in" loext:contextual-spacing="false" fo:orphans="2" fo:widows="2" fo:padding="0in" fo:border="none"/>
    </style:style>
    <style:style style:name="P21" style:family="paragraph" style:parent-style-name="Text_20_body" style:list-style-name="L11">
      <style:paragraph-properties fo:margin-top="0in" fo:margin-bottom="0in" loext:contextual-spacing="false" fo:orphans="2" fo:widows="2" fo:padding="0in" fo:border="none"/>
    </style:style>
    <style:style style:name="P22" style:family="paragraph" style:parent-style-name="Text_20_body" style:list-style-name="L12">
      <style:paragraph-properties fo:margin-top="0in" fo:margin-bottom="0in" loext:contextual-spacing="false" fo:orphans="2" fo:widows="2" fo:padding="0in" fo:border="none"/>
    </style:style>
    <style:style style:name="P23" style:family="paragraph" style:parent-style-name="Text_20_body" style:list-style-name="L13">
      <style:paragraph-properties fo:margin-top="0in" fo:margin-bottom="0in" loext:contextual-spacing="false" fo:orphans="2" fo:widows="2" fo:padding="0in" fo:border="none"/>
    </style:style>
    <style:style style:name="P24" style:family="paragraph" style:parent-style-name="Text_20_body" style:list-style-name="L14">
      <style:paragraph-properties fo:margin-top="0in" fo:margin-bottom="0in" loext:contextual-spacing="false" fo:orphans="2" fo:widows="2" fo:padding="0in" fo:border="none"/>
    </style:style>
    <style:style style:name="P25" style:family="paragraph" style:parent-style-name="Text_20_body" style:list-style-name="L15">
      <style:paragraph-properties fo:margin-top="0in" fo:margin-bottom="0in" loext:contextual-spacing="false" fo:orphans="2" fo:widows="2" fo:padding="0in" fo:border="none"/>
    </style:style>
    <style:style style:name="P26" style:family="paragraph" style:parent-style-name="Text_20_body" style:list-style-name="L16">
      <style:paragraph-properties fo:margin-top="0in" fo:margin-bottom="0in" loext:contextual-spacing="false" fo:orphans="2" fo:widows="2" fo:padding="0in" fo:border="none"/>
    </style:style>
    <style:style style:name="P27" style:family="paragraph" style:parent-style-name="Text_20_body" style:list-style-name="L17">
      <style:paragraph-properties fo:margin-top="0in" fo:margin-bottom="0in" loext:contextual-spacing="false" fo:orphans="2" fo:widows="2" fo:padding="0in" fo:border="none"/>
    </style:style>
    <style:style style:name="P28" style:family="paragraph" style:parent-style-name="Text_20_body" style:list-style-name="L18">
      <style:paragraph-properties fo:margin-top="0in" fo:margin-bottom="0in" loext:contextual-spacing="false" fo:orphans="2" fo:widows="2" fo:padding="0in" fo:border="none"/>
    </style:style>
    <style:style style:name="P29" style:family="paragraph" style:parent-style-name="Text_20_body" style:list-style-name="L19">
      <style:paragraph-properties fo:margin-top="0in" fo:margin-bottom="0in" loext:contextual-spacing="false" fo:orphans="2" fo:widows="2" fo:padding="0in" fo:border="none"/>
    </style:style>
    <style:style style:name="P30" style:family="paragraph" style:parent-style-name="Text_20_body" style:list-style-name="L20">
      <style:paragraph-properties fo:margin-top="0in" fo:margin-bottom="0in" loext:contextual-spacing="false" fo:orphans="2" fo:widows="2" fo:padding="0in" fo:border="none"/>
    </style:style>
    <style:style style:name="P31" style:family="paragraph" style:parent-style-name="Text_20_body" style:list-style-name="L21">
      <style:paragraph-properties fo:margin-top="0in" fo:margin-bottom="0in" loext:contextual-spacing="false" fo:orphans="2" fo:widows="2" fo:padding="0in" fo:border="none"/>
    </style:style>
    <style:style style:name="P32" style:family="paragraph" style:parent-style-name="Text_20_body" style:list-style-name="L22">
      <style:paragraph-properties fo:margin-top="0in" fo:margin-bottom="0in" loext:contextual-spacing="false" fo:orphans="2" fo:widows="2" fo:padding="0in" fo:border="none"/>
    </style:style>
    <style:style style:name="P33" style:family="paragraph" style:parent-style-name="Text_20_body" style:list-style-name="L23">
      <style:paragraph-properties fo:margin-top="0in" fo:margin-bottom="0in" loext:contextual-spacing="false" fo:orphans="2" fo:widows="2" fo:padding="0in" fo:border="none"/>
    </style:style>
    <style:style style:name="P34" style:family="paragraph" style:parent-style-name="Text_20_body" style:list-style-name="L24">
      <style:paragraph-properties fo:margin-top="0in" fo:margin-bottom="0in" loext:contextual-spacing="false" fo:orphans="2" fo:widows="2" fo:padding="0in" fo:border="none"/>
    </style:style>
    <style:style style:name="P35" style:family="paragraph" style:parent-style-name="Text_20_body" style:list-style-name="L25">
      <style:paragraph-properties fo:margin-top="0in" fo:margin-bottom="0in" loext:contextual-spacing="false" fo:orphans="2" fo:widows="2" fo:padding="0in" fo:border="none"/>
    </style:style>
    <style:style style:name="P36" style:family="paragraph" style:parent-style-name="Text_20_body" style:list-style-name="L26">
      <style:paragraph-properties fo:margin-top="0in" fo:margin-bottom="0in" loext:contextual-spacing="false" fo:orphans="2" fo:widows="2" fo:padding="0in" fo:border="none"/>
    </style:style>
    <style:style style:name="P37" style:family="paragraph" style:parent-style-name="Text_20_body" style:list-style-name="L5">
      <style:paragraph-properties fo:margin-top="0.0874in" fo:margin-bottom="0.0874in" loext:contextual-spacing="false" fo:orphans="2" fo:widows="2" fo:padding="0in" fo:border="none"/>
    </style:style>
    <style:style style:name="P38" style:family="paragraph" style:parent-style-name="Text_20_body" style:list-style-name="L5">
      <style:paragraph-properties fo:margin-top="0.0701in" fo:margin-bottom="0in" loext:contextual-spacing="false" fo:orphans="2" fo:widows="2" fo:padding="0in" fo:border="none"/>
    </style:style>
    <style:style style:name="P39" style:family="paragraph" style:parent-style-name="Text_20_body" style:list-style-name="L26">
      <style:paragraph-properties fo:margin-top="0.0701in" fo:margin-bottom="0in" loext:contextual-spacing="false" fo:orphans="2" fo:widows="2" fo:padding="0in" fo:border="none"/>
    </style:style>
    <style:style style:name="T1" style:family="text">
      <style:text-properties fo:font-variant="normal" fo:text-transform="none" fo:color="#333333" style:font-name="Roboto" fo:font-size="11.3500003814697pt" fo:letter-spacing="normal" fo:font-style="normal" fo:font-weight="bold"/>
    </style:style>
    <style:style style:name="T2" style:family="text">
      <style:text-properties fo:font-variant="normal" fo:text-transform="none" fo:color="#111111" style:font-name="Roboto1" fo:font-size="10.75pt" fo:letter-spacing="normal" fo:font-style="normal" fo:font-weight="bold"/>
    </style:style>
    <style:style style:name="T3" style:family="text">
      <style:text-properties fo:font-variant="normal" fo:text-transform="none" fo:color="#111111" style:font-name="Roboto1" fo:font-size="10.75pt" fo:letter-spacing="normal" fo:font-style="normal" fo:font-weight="normal"/>
    </style:style>
    <style:style style:name="T4" style:family="text">
      <style:text-properties fo:font-variant="normal" fo:text-transform="none" fo:color="#111111" style:font-name="Roboto" fo:font-size="10.1000003814697pt" fo:letter-spacing="normal" fo:font-style="normal" fo:font-weight="normal"/>
    </style:style>
    <style:style style:name="T5" style:family="text">
      <style:text-properties fo:font-variant="normal" fo:text-transform="none" fo:color="#111111" style:font-name="Roboto" fo:font-size="10.1000003814697pt" fo:letter-spacing="normal" fo:font-style="normal" fo:font-weight="bold"/>
    </style:style>
    <style:style style:name="T6" style:family="text">
      <style:text-properties fo:font-variant="normal" fo:text-transform="none" fo:color="#ff0000" style:text-line-through-style="none" style:text-line-through-type="none" style:font-name="Roboto" fo:font-size="10.1000003814697pt" fo:letter-spacing="normal" fo:font-style="normal" style:text-underline-style="none" fo:font-weight="bold" style:text-blinking="false"/>
    </style:style>
    <style:style style:name="T7" style:family="text">
      <style:text-properties style:font-name="Roboto1" fo:font-size="10.75pt" fo:font-style="normal" fo:font-weight="normal"/>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number text:level="1" text:style-name="Numbering_20_Symbols" style:num-suffix="." style:num-format="1" text:start-value="3">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
      <text:list-level-style-number text:level="1" text:style-name="Numbering_20_Symbols" style:num-suffix="." style:num-format="1" text:start-value="5">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
      <text:list-level-style-number text:level="1" text:style-name="Numbering_20_Symbols" style:num-suffix="." style:num-format="1" text:start-value="2">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
      <text:list-level-style-number text:level="1" text:style-name="Numbering_20_Symbols" style:num-suffix="." style:num-format="1" text:start-value="3">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
      <text:list-level-style-number text:level="1" text:style-name="Numbering_20_Symbols" style:num-suffix="." style:num-format="1" text:start-value="4">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1">
      <text:list-level-style-number text:level="1" text:style-name="Numbering_20_Symbols" style:num-suffix="." style:num-format="1" text:start-value="5">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2">
      <text:list-level-style-number text:level="1" text:style-name="Numbering_20_Symbols" style:num-suffix="." style:num-format="1" text:start-value="6">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4">
      <text:list-level-style-number text:level="1" text:style-name="Numbering_20_Symbols" style:num-suffix="." style:num-format="1" text:start-value="2">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5">
      <text:list-level-style-number text:level="1" text:style-name="Numbering_20_Symbols" style:num-suffix="." style:num-format="1" text:start-value="3">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6">
      <text:list-level-style-number text:level="1" text:style-name="Numbering_20_Symbols" style:num-suffix="." style:num-format="1" text:start-value="4">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7">
      <text:list-level-style-number text:level="1" text:style-name="Numbering_20_Symbols" style:num-suffix="." style:num-format="1" text:start-value="5">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8">
      <text:list-level-style-number text:level="1" text:style-name="Numbering_20_Symbols" style:num-suffix="." style:num-format="1" text:start-value="6">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9">
      <text:list-level-style-number text:level="1" text:style-name="Numbering_20_Symbols" style:num-suffix="." style:num-format="1" text:start-value="7">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0">
      <text:list-level-style-number text:level="1" text:style-name="Numbering_20_Symbols" style:num-suffix="." style:num-format="1" text:start-value="8">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1">
      <text:list-level-style-number text:level="1" text:style-name="Numbering_20_Symbols" style:num-suffix="." style:num-format="1" text:start-value="9">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2">
      <text:list-level-style-number text:level="1" text:style-name="Numbering_20_Symbols" style:num-suffix="." style:num-format="1" text:start-value="10">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3">
      <text:list-level-style-number text:level="1" text:style-name="Numbering_20_Symbols" style:num-suffix="." style:num-format="1" text:start-value="1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4">
      <text:list-level-style-number text:level="1" text:style-name="Numbering_20_Symbols" style:num-suffix="." style:num-format="1" text:start-value="12">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5">
      <text:list-level-style-number text:level="1" text:style-name="Numbering_20_Symbols" style:num-suffix="." style:num-format="1" text:start-value="13">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2">ΠΕΡΙΛΗΨΗ</text:h>
      <text:h text:style-name="P3" text:outline-level="4"><text:span text:style-name="Strong_20_Emphasis"><text:span text:style-name="T1">ΟΡΙΣΜΟΣ</text:span></text:span></text:h>
      <text:p text:style-name="P5"><text:span text:style-name="Strong_20_Emphasis"><text:span text:style-name="T2">Περίληψη</text:span></text:span><text:span text:style-name="T3"> είναι η </text:span><text:span text:style-name="Strong_20_Emphasis"><text:span text:style-name="T2">σύντομη απόδοση</text:span></text:span><text:span text:style-name="T3"> του περιεχομένου ενός κειμένου, η οποία μπορεί να</text:span><text:span text:style-name="Strong_20_Emphasis"><text:span text:style-name="T3"> </text:span></text:span><text:span text:style-name="Strong_20_Emphasis"><text:span text:style-name="T2">υποκαταστήσε</text:span></text:span><text:span text:style-name="T3">ι το </text:span><text:span text:style-name="Strong_20_Emphasis"><text:span text:style-name="T2">αρχικό</text:span></text:span><text:span text:style-name="T3"> </text:span><text:span text:style-name="Strong_20_Emphasis"><text:span text:style-name="T2">κείμενο</text:span></text:span><text:span text:style-name="T3">. Είναι </text:span><text:span text:style-name="Strong_20_Emphasis"><text:span text:style-name="T2">προσωπική</text:span></text:span><text:span text:style-name="T3"> </text:span><text:span text:style-name="Strong_20_Emphasis"><text:span text:style-name="T2">δημιουργία</text:span></text:span><text:span text:style-name="T3">, με πληροφοριακό ύφος, </text:span><text:span text:style-name="Strong_20_Emphasis"><text:span text:style-name="T2">χωρίς ίχνος σχολιασμού</text:span></text:span><text:span text:style-name="T3"> ή </text:span><text:span text:style-name="Strong_20_Emphasis"><text:span text:style-name="T2">κριτικής</text:span></text:span><text:span text:style-name="T3">.</text:span></text:p>
      <text:h text:style-name="P3" text:outline-level="4"><text:span text:style-name="Strong_20_Emphasis"><text:span text:style-name="T1">Είδη περίληψης</text:span></text:span></text:h>
      <text:p text:style-name="P5"><text:span text:style-name="Strong_20_Emphasis"><text:span text:style-name="T2">Α) Εκτενής περίληψη: </text:span></text:span><text:span text:style-name="T3">Συντίθεται από τα βασικά σημεία ανά παράγραφο και καλύπτει σε </text:span><text:span text:style-name="Strong_20_Emphasis"><text:span text:style-name="T2">έκταση</text:span></text:span><text:span text:style-name="T3"> το </text:span><text:span text:style-name="Strong_20_Emphasis"><text:span text:style-name="T2">ένα τρίτο</text:span></text:span><text:span text:style-name="T3"> του </text:span><text:span text:style-name="Strong_20_Emphasis"><text:span text:style-name="T2">αρχικού</text:span></text:span><text:span text:style-name="T3"> κειμένου.</text:span></text:p>
      <text:p text:style-name="P5"><text:span text:style-name="Strong_20_Emphasis"><text:span text:style-name="T2">Β) Συνοπτική περίληψη: </text:span></text:span><text:span text:style-name="T3">Συντίθεται από τα βασικά σημεία ανά νοηματική ενότητα και καλύπτει σε </text:span><text:span text:style-name="Strong_20_Emphasis"><text:span text:style-name="T2">έκταση</text:span></text:span><text:span text:style-name="T3"> το</text:span><text:span text:style-name="Strong_20_Emphasis"><text:span text:style-name="T3"> </text:span></text:span><text:span text:style-name="Strong_20_Emphasis"><text:span text:style-name="T2">ένα έκτο</text:span></text:span><text:span text:style-name="T3"> του </text:span><text:span text:style-name="Strong_20_Emphasis"><text:span text:style-name="T2">αρχικού</text:span></text:span><text:span text:style-name="T3"> </text:span><text:span text:style-name="Strong_20_Emphasis"><text:span text:style-name="T2">κειμένου</text:span></text:span><text:span text:style-name="T3">.</text:span></text:p>
      <text:h text:style-name="P3" text:outline-level="4"><text:span text:style-name="Strong_20_Emphasis"><text:span text:style-name="T1">ΠΡΟΣΟΧΗ</text:span></text:span></text:h>
      <text:p text:style-name="P5"><text:span text:style-name="T3">Πριν προχωρήσουμε στην ανάλυση των βημάτων για την προετοιμασία και τη σύνθεση της περίληψης, θα πρέπει να σταθούμε με προσοχή στον τρόπο οργάνωσης του </text:span><text:span text:style-name="Strong_20_Emphasis"><text:span text:style-name="T2">διαγράμματος </text:span></text:span><text:span text:style-name="T3">ενός κειμένου. Απαραίτητη προϋπόθεση για τη δημιουργία σχεδιαγράμματος είναι να κρατήσουμε </text:span><text:span text:style-name="Strong_20_Emphasis"><text:span text:style-name="T2">σημειώσεις.</text:span></text:span></text:p>
      <text:p text:style-name="P5"><text:span text:style-name="T3">Κρατάμε σημειώσεις, όταν θέλουμε να συγκρατήσουμε τα κύρια σημεία ενός κειμένου. Πρόκειται για μια </text:span><text:span text:style-name="Strong_20_Emphasis"><text:span text:style-name="T2">αφαιρετική</text:span></text:span><text:span text:style-name="T3"> </text:span><text:span text:style-name="Strong_20_Emphasis"><text:span text:style-name="T2">διαδικασία</text:span></text:span><text:span text:style-name="T3">, κατά την οποία επισημαίνουμε το ουσιώδες και παραλείπουμε το επουσιώδες. Με τη διαδικασία αυτή:</text:span></text:p>
      <text:p text:style-name="P5"><text:span text:style-name="Strong_20_Emphasis"><text:span text:style-name="T2">α.</text:span></text:span><text:span text:style-name="T3"> αποταμιεύουμε και </text:span><text:span text:style-name="Strong_20_Emphasis"><text:span text:style-name="T2">αφομοιώνουμε</text:span></text:span><text:span text:style-name="T3"> ευκολότερα </text:span><text:span text:style-name="Strong_20_Emphasis"><text:span text:style-name="T2">γνώσεις</text:span></text:span><text:span text:style-name="T3"> και</text:span></text:p>
      <text:p text:style-name="P5"><text:span text:style-name="Strong_20_Emphasis"><text:span text:style-name="T2">β.</text:span></text:span><text:span text:style-name="T3"> </text:span><text:span text:style-name="Strong_20_Emphasis"><text:span text:style-name="T2">οξύνουμε</text:span></text:span><text:span text:style-name="T3"> την </text:span><text:span text:style-name="Strong_20_Emphasis"><text:span text:style-name="T2">κριτική</text:span></text:span><text:span text:style-name="T3"> μας </text:span><text:span text:style-name="Strong_20_Emphasis"><text:span text:style-name="T2">ικανότητα</text:span></text:span><text:span text:style-name="T3">.</text:span></text:p>
      <text:h text:style-name="P3" text:outline-level="4"><text:span text:style-name="Strong_20_Emphasis"><text:span text:style-name="T1">Είδη σημειώσεων</text:span></text:span></text:h>
      <text:p text:style-name="P8">Μπορούμε να κρατήσουμε σημειώσεις με δύο τρόπους:</text:p>
      <text:p text:style-name="P5"><text:span text:style-name="Strong_20_Emphasis"><text:span text:style-name="T2">α.</text:span></text:span><text:span text:style-name="T3"> </text:span><text:span text:style-name="Strong_20_Emphasis"><text:span text:style-name="T2">Σημειώσεις ανά παράγραφο</text:span></text:span></text:p>
      <text:list xml:id="list3038400872" text:style-name="L1">
        <text:list-item>
          <text:p text:style-name="P11"><text:span text:style-name="T4">Εντοπίζουμε τα </text:span><text:span text:style-name="Strong_20_Emphasis"><text:span text:style-name="T5">κύρια</text:span></text:span><text:span text:style-name="T4"> </text:span><text:span text:style-name="Strong_20_Emphasis"><text:span text:style-name="T5">συστατικά</text:span></text:span><text:span text:style-name="T4"> της παραγράφου, δηλαδή τη θεματική περίοδο (ή το θέμα της, αν δεν υπάρχει θεματική περίοδος) και τις πιο σημαντικές λεπτομέρειες.</text:span></text:p>
        </text:list-item>
        <text:list-item>
          <text:p text:style-name="P11"><text:span text:style-name="T4">Επισημαίνουμε τις </text:span><text:span text:style-name="Strong_20_Emphasis"><text:span text:style-name="T5">διαρθρωτικές</text:span></text:span><text:span text:style-name="T4"> </text:span><text:span text:style-name="Strong_20_Emphasis"><text:span text:style-name="T5">λέξεις</text:span></text:span><text:span text:style-name="T4">, με τις οποίες δηλώνονται: το αίτιο-αποτέλεσμα, η αντίθεση- εναντίωση, ο όρος-προϋπόθεση, η επεξήγηση, η έμφαση, το συμπέρασμα κτλ.</text:span></text:p>
        </text:list-item>
        <text:list-item>
          <text:p text:style-name="P11"><text:span text:style-name="T4">Αποδίδουμε το </text:span><text:span text:style-name="Strong_20_Emphasis"><text:span text:style-name="T5">περιεχόμενο</text:span></text:span><text:span text:style-name="T4"> των σημειώσεων με </text:span><text:span text:style-name="Strong_20_Emphasis"><text:span text:style-name="T5">πλαγιότιτλο</text:span></text:span><text:span text:style-name="T4">.</text:span></text:p>
        </text:list-item>
      </text:list>
      <text:p text:style-name="P5"><text:span text:style-name="Strong_20_Emphasis"><text:span text:style-name="T2">β. Σημειώσεις ανά νοηματική ενότητα</text:span></text:span></text:p>
      <text:p text:style-name="P5"><text:span text:style-name="T3">Όταν καλούμαστε να κρατήσουμε σημειώσεις από τα κεφάλαια ενός βιβλίου, από τα μέρη ενός κειμένου (πρόλογος, κύριο μέρος, επίλογος) ή από ένα </text:span><text:span text:style-name="Strong_20_Emphasis"><text:span text:style-name="T2">σύνολο παραγράφων</text:span></text:span><text:span text:style-name="T3"> με </text:span><text:span text:style-name="Strong_20_Emphasis"><text:span text:style-name="T2">ενιαίο νοηματικό κέντρο</text:span></text:span><text:span text:style-name="T3">, τότε εργαζόμαστε σε </text:span><text:span text:style-name="Strong_20_Emphasis"><text:span text:style-name="T2">ευρύτερες νοηματικές ενότητες</text:span></text:span><text:span text:style-name="T3">. Έτσι συντάσσουμε έναν </text:span><text:span text:style-name="Strong_20_Emphasis"><text:span text:style-name="T2">πλαγιότιτλο </text:span></text:span><text:span text:style-name="T3">για κάθε </text:span><text:span text:style-name="Strong_20_Emphasis"><text:span text:style-name="T2">νοηματική</text:span></text:span><text:span text:style-name="T3"> ενότητα.</text:span></text:p>
      <text:p text:style-name="P5"><text:span text:style-name="Strong_20_Emphasis"><text:span text:style-name="T2">Είδη πλαγιότιτλων</text:span></text:span></text:p>
      <text:p text:style-name="P8">Οι πλαγιότιτλοι μπορούν να έχουν δύο μορφές, ανάλογα με την προσωπική μας επιλογή και το σκοπό για τον οποίο γράφονται. Έτσι λοιπόν οι πλαγιότιτλοι αποδίδονται:</text:p>
      <text:p text:style-name="P5"><text:span text:style-name="Strong_20_Emphasis"><text:span text:style-name="T2">α.</text:span></text:span><text:span text:style-name="T3"> με κανονικές φράσεις.</text:span></text:p>
      <text:p text:style-name="P5"><text:span text:style-name="Strong_20_Emphasis"><text:span text:style-name="T2">β.</text:span></text:span><text:span text:style-name="T3"> τηλεγραφικά, με παράλειψη ρημάτων, άρθρων κ.ά. λέξεων που εννοούνται εύκολα.</text:span></text:p>
      <text:h text:style-name="P3" text:outline-level="4"><text:span text:style-name="Strong_20_Emphasis"><text:span text:style-name="T1">Διάγραμμα κειμένου</text:span></text:span></text:h>
      <text:p text:style-name="P8">Είτε λοιπόν έχουμε κρατήσει σημειώσεις ανά παράγραφο είτε ανά νοηματική ενότητα και έχουμε εξαγάγει τους κατάλληλους πλαγιότιτλους, μπορούμε στη συνέχεια να προχωρήσουμε στη δημιουργία του διαγράμματος του κειμένου μας.</text:p>
      <text:p text:style-name="P5"><text:span text:style-name="T3">Το </text:span><text:span text:style-name="Strong_20_Emphasis"><text:span text:style-name="T2">διάγραμμα</text:span></text:span><text:span text:style-name="T3"> είναι ένα </text:span><text:span text:style-name="Strong_20_Emphasis"><text:span text:style-name="T2">σχέδιο</text:span></text:span><text:span text:style-name="T3"> που παρουσιάζει τη </text:span><text:span text:style-name="Strong_20_Emphasis"><text:span text:style-name="T2">συλλογιστική</text:span></text:span><text:span text:style-name="T3"> </text:span><text:span text:style-name="Strong_20_Emphasis"><text:span text:style-name="T2">πορεία</text:span></text:span><text:span text:style-name="T3"> που ακολουθείται κατά την </text:span><text:span text:style-name="Strong_20_Emphasis"><text:span text:style-name="T2">ανάπτυξη</text:span></text:span><text:span text:style-name="T3"> ενός </text:span><text:span text:style-name="Strong_20_Emphasis"><text:span text:style-name="T2">θέματος</text:span></text:span><text:span text:style-name="T3"> και τη </text:span><text:span text:style-name="Strong_20_Emphasis"><text:span text:style-name="T2">δομή</text:span></text:span><text:span text:style-name="T3"> του </text:span><text:span text:style-name="Strong_20_Emphasis"><text:span text:style-name="T2">κειμένου</text:span></text:span><text:span text:style-name="T3"> που το πραγματεύεται. Κατά συνέπεια, σε </text:span><text:soft-page-break/><text:span text:style-name="T3">αυτό φαίνονται τα δομικά μέρη του κειμένου (πρόλογος, κύριο μέρος, επίλογος) και ανά μέρος, ενότητα και παράγραφο σημειώνονται οι πλαγιότιτλοι.</text:span></text:p>
      <text:h text:style-name="P4" text:outline-level="4">Δημιουργία Περίληψης</text:h>
      <text:p text:style-name="P5"><text:span text:style-name="T3">Η δημιουργία της περίληψης χωρίζεται σε </text:span><text:span text:style-name="Strong_20_Emphasis"><text:span text:style-name="T2">δύο βασικά στάδια: την προετοιμασία </text:span></text:span><text:span text:style-name="T3">και </text:span><text:span text:style-name="Strong_20_Emphasis"><text:span text:style-name="T2">τη σύνθεση</text:span></text:span><text:span text:style-name="T3">, στα οποία πραγματοποιούμε συγκεκριμένα βήματα για να επιτύχουμε το ποθητό αποτέλεσμα. Ας τα δούμε αναλυτικά.</text:span></text:p>
      <text:h text:style-name="P3" text:outline-level="4"><text:span text:style-name="Strong_20_Emphasis"><text:span text:style-name="T1">ΒΗΜΑ 1ο: ΠΡΟΕΤΟΙΜΑΣΙΑ</text:span></text:span></text:h>
      <text:list xml:id="list3445172184" text:style-name="L2">
        <text:list-item>
          <text:p text:style-name="P12"><text:span text:style-name="T4">Διαβάζουμε το κείμενο που μας δίνεται, ώστε να γίνει </text:span><text:span text:style-name="Strong_20_Emphasis"><text:span text:style-name="T5">κατανοητό το περιεχόμενο του. </text:span></text:span><text:span text:style-name="T4">Σε περίπτωση άγνωστων λέξεων προσπαθούμε να τις ερμηνεύσουμε είτε μέσα από τα συμφραζόμενα, είτε μέσα από ομόρριζα ή παράγωγα τους.</text:span></text:p>
        </text:list-item>
        <text:list-item>
          <text:p text:style-name="P12"><text:span text:style-name="T4">Αναζητούμε τη βασική ιδέα του κειμένου, δηλαδή το </text:span><text:span text:style-name="Strong_20_Emphasis"><text:span text:style-name="T5">νοηματικό κέντρο του </text:span></text:span><text:span text:style-name="T4">(ίσως σε αυτό το σημείο να χρειαστεί μια δεύτερη ανάγνωση). Σε αυτή την αναζήτηση μάς βοηθούν ιδιαίτερα οι παρακάτω διαδικασίες:</text:span></text:p>
        </text:list-item>
        <text:list-item>
          <text:p text:style-name="P12"><text:span text:style-name="T4">Εντοπίζουμε τις </text:span><text:span text:style-name="Strong_20_Emphasis"><text:span text:style-name="T5">βασικές έννοιες </text:span></text:span><text:span text:style-name="T4">του κειμένου, ενώ παράλληλα υπογραμμίζουμε λέξεις ή φράσεις που τις διασαφηνίζουν ή τις συμπληρώνουν.</text:span></text:p>
        </text:list-item>
        <text:list-item>
          <text:p text:style-name="P12"><text:span text:style-name="T4">Διακρίνουμε τη </text:span><text:span text:style-name="Strong_20_Emphasis"><text:span text:style-name="T5">δομή </text:span></text:span><text:span text:style-name="T4">του κειμένου, βήμα απολύτως απαραίτητο προκειμένου η περίληψη μας να ακολουθήσει την αρχική μορφή του. Σε αυτό το σημείο χρήσιμη είναι η τεχνική των πλαγιότιτλων ή της υπερδομής (εντοπισμός στοιχείων όπως: χώρος, χρόνος, πρόσωπα, γεγονός, πρόβλημα κτλ.)</text:span></text:p>
        </text:list-item>
      </text:list>
      <text:list xml:id="list4156265562" text:style-name="L3">
        <text:list-item>
          <text:p text:style-name="P14"><text:span text:style-name="T4">Επιλέγουμε τις απολύτως </text:span><text:span text:style-name="Strong_20_Emphasis"><text:span text:style-name="T5">απαραίτητες</text:span></text:span><text:span text:style-name="T4"> </text:span><text:span text:style-name="Strong_20_Emphasis"><text:span text:style-name="T5">λεπτομέρειες, </text:span></text:span><text:span text:style-name="T4">οι οποίες είτε διασαφηνίζουν είτε τεκμηριώνουν το νοηματικό κέντρο του κειμένου.</text:span></text:p>
        </text:list-item>
      </text:list>
      <text:list xml:id="list3270654941" text:style-name="L4">
        <text:list-item>
          <text:p text:style-name="P15"><text:span text:style-name="T4">Οργανώνουμε το </text:span><text:span text:style-name="Strong_20_Emphasis"><text:span text:style-name="T5">σχεδιάγραμμα </text:span></text:span><text:span text:style-name="T4">της περίληψης ακολουθώντας τους κανόνες δομής μιας παραγράφου (θεματική περίοδος, λεπτομέρειες, κατακλείδα).</text:span></text:p>
        </text:list-item>
      </text:list>
      <text:h text:style-name="P3" text:outline-level="4"><text:span text:style-name="Strong_20_Emphasis"><text:span text:style-name="T1">ΒΗΜΑ 2ο: ΣΥΝΘΕΣΗ</text:span></text:span></text:h>
      <text:list xml:id="list1487854945" text:style-name="L5">
        <text:list-item>
          <text:p text:style-name="P13"><text:span text:style-name="T4">Ακολουθώντας το σχεδιάγραμμα που έχουμε ήδη οργανώσει, προχωρούμε στη σύνθεση της περίληψης, ξεκινώντας </text:span><text:span text:style-name="Strong_20_Emphasis"><text:span text:style-name="T5">απαραιτήτως</text:span></text:span><text:span text:style-name="T4"> από το </text:span><text:span text:style-name="Strong_20_Emphasis"><text:span text:style-name="T5">είδος</text:span></text:span><text:span text:style-name="T4"> (δοκίμιο, άρθρο κ.λ.π.) και το </text:span><text:span text:style-name="Strong_20_Emphasis"><text:span text:style-name="T5">σκοπό </text:span></text:span><text:span text:style-name="T4">του </text:span><text:span text:style-name="Strong_20_Emphasis"><text:span text:style-name="T5">κειμένου </text:span></text:span><text:span text:style-name="T4">και τη</text:span><text:span text:style-name="Strong_20_Emphasis"><text:span text:style-name="T4"> </text:span></text:span><text:span text:style-name="Strong_20_Emphasis"><text:span text:style-name="T5">στάση του συγγραφέα</text:span></text:span><text:span text:style-name="T4">. Μπορούμε </text:span><text:span text:style-name="Strong_20_Emphasis"><text:span text:style-name="T5">προαιρετικά</text:span></text:span><text:span text:style-name="T4"> να προσθέσουμε και άλλα στοιχεία, όπως το όνομα του συγγραφέα, τον τίτλο του κειμένου ή κ.τ.λ.).</text:span></text:p>
        </text:list-item>
        <text:list-item>
          <text:p text:style-name="P13"><text:span text:style-name="T4">Το </text:span><text:span text:style-name="Strong_20_Emphasis"><text:span text:style-name="T5">ύφος </text:span></text:span><text:span text:style-name="T4">της περίληψης οφείλει να είναι πληροφοριακό, αφού έχει ως στόχο να πληροφορήσει με συντομία, σαφήνεια και ακρίβεια τον αναγνώστη για το αρχικό κείμενο. Επομένως οποιαδήποτε προσπάθεια μίμησης του ύφους του συγγραφέα είναι απολύτως άσκοπη. Η περίληψη είναι δική μας εργασία που μεταφέρει τις ιδέες και το πνεύμα ενός άλλου εκτενέστερου κειμένου.</text:span></text:p>
        </text:list-item>
        <text:list-item>
          <text:p text:style-name="P37"><text:span text:style-name="T4">Επιλέγουμε την ενεργητική </text:span><text:span text:style-name="Strong_20_Emphasis"><text:span text:style-name="T5">σύνταξη, </text:span></text:span><text:span text:style-name="T4">όταν χρειάζεται να τονιστεί το πρόσωπο που ενεργεί (υποκείμενο), και την παθητική, όταν δίνεται έμφαση στην πράξη ή στο ίδιο το κείμενο (απρόσωπο ύφος).</text:span></text:p>
          <text:list>
            <text:list-item>
              <text:p text:style-name="P13"><text:span text:style-name="Strong_20_Emphasis"><text:span text:style-name="T5">ΕΝΕΡΓΗΤΙΚΗ ΣΥΝΤΑΞΗ:</text:span></text:span><text:span text:style-name="T4"> </text:span><text:span text:style-name="Emphasis"><text:span text:style-name="T4">Ο συγγραφέας του κειμένου τονίζει, υποστηρίζει, διαπιστώνει, επισημαίνει, διατυπώνει, εκφράζει, θίγει, υπερασπίζεται, επιχειρηματολογεί, προσεγγίζει, επιχειρεί να προσδιορίσει..</text:span></text:span></text:p>
            </text:list-item>
            <text:list-item>
              <text:p text:style-name="P13"><text:span text:style-name="Strong_20_Emphasis"><text:span text:style-name="T5">ΠΑΘΗΤΙΚΗ ΣΥΝΤΑΞΗ:</text:span></text:span><text:span text:style-name="T4">  Το κείμενο πραγματεύεται, ασχολείται, αναφέρεται, ισχυρίζεται.. </text:span><text:span text:style-name="Strong_20_Emphasis"><text:span text:style-name="T5">Εναλλακτικά </text:span></text:span><text:span text:style-name="Emphasis"><text:span text:style-name="T4">Στο κείμενο εκφράζεται, παρουσιάζεται, προβάλλεται, ερμηνεύεται, ερευνάται, σχολιάζεται, διερευνάται, υποστηρίζεται</text:span></text:span><text:span text:style-name="T4">.</text:span></text:p>
            </text:list-item>
          </text:list>
        </text:list-item>
        <text:list-item>
          <text:p text:style-name="P13"><text:span text:style-name="T4">Εφαρμόζουμε τις κατάλληλες </text:span><text:span text:style-name="Strong_20_Emphasis"><text:span text:style-name="T5">τεχνικές πύκνωσης:</text:span></text:span></text:p>
          <text:list>
            <text:list-item>
              <text:p text:style-name="P38"><text:span text:style-name="Strong_20_Emphasis"><text:span text:style-name="T5">αντικαθιστούμε τις δευτερεύουσες προτάσεις με μετοχές, </text:span></text:span><text:span text:style-name="T4">π.χ. </text:span><text:span text:style-name="Emphasis"><text:span text:style-name="T4">Επειδή το κράτος θέσπισε αυστηρούς νόμους… </text:span></text:span><text:span text:style-name="T4">ð </text:span><text:span text:style-name="Emphasis"><text:span text:style-name="T4">θεσπίζοντας το κράτος αυστηρούς νόμους.. :</text:span></text:span></text:p>
            </text:list-item>
            <text:list-item>
              <text:p text:style-name="P38"><text:span text:style-name="Strong_20_Emphasis"><text:span text:style-name="T5">αποφεύγουμε τις ερωτηματικές προτάσεις </text:span></text:span><text:span text:style-name="T4">(ευθε</text:span><text:span text:style-name="Strong_20_Emphasis"><text:span text:style-name="T5">ίες ή πλά</text:span></text:span><text:span text:style-name="T4">γιες) και προτιμούμε προτάσεις κρίσης, π.χ. </text:span><text:span text:style-name="Emphasis"><text:span text:style-name="T4">Μήπως είναι απαράδεκτο, αναρωτιέται κάποιος, το να μένουμε </text:span></text:span><text:soft-page-break/><text:span text:style-name="Emphasis"><text:span text:style-name="T4">παθητικοί δέκτες με όσα συμβαίνουν </text:span></text:span><text:span text:style-name="T4">ð </text:span><text:span text:style-name="Emphasis"><text:span text:style-name="T4">Είναι απαράδεκτο να μένουμε απαθείς με όσα συμβαίνουν.</text:span></text:span></text:p>
            </text:list-item>
            <text:list-item>
              <text:p text:style-name="P38"><text:span text:style-name="Strong_20_Emphasis"><text:span text:style-name="T5">αντικαθιστούμε ένα αρνητικού περιεχομένου ρήμα με ένα θετικό, </text:span></text:span><text:span text:style-name="T4">π.χ. δεν </text:span><text:span text:style-name="Emphasis"><text:span text:style-name="T4">ενστερνίζεται τις απόψεις του </text:span></text:span><text:span text:style-name="T4">ð </text:span><text:span text:style-name="Emphasis"><text:span text:style-name="T4">απορρίπτει τις απόψεις του, δεν λησμόνησε </text:span></text:span><text:span text:style-name="T4">ð </text:span><text:span text:style-name="Emphasis"><text:span text:style-name="T4">θυμήθηκε.</text:span></text:span></text:p>
            </text:list-item>
            <text:list-item>
              <text:p text:style-name="P38"><text:span text:style-name="Strong_20_Emphasis"><text:span text:style-name="T5">ένα σύνολο πράξεων το αντικαθιστούμε με ένα σύνολο που περιγράφει τη συγκεκριμένη ενέργεια, </text:span></text:span><text:span text:style-name="T4">π.χ. </text:span><text:span text:style-name="Emphasis"><text:span text:style-name="T4">πλύθηκε, χτενίστηκε, ντύθηκε κι έφυγε… </text:span></text:span><text:span text:style-name="T4">ð </text:span><text:span text:style-name="Emphasis"><text:span text:style-name="T4">ετοιμάστηκε κι έφυγε.</text:span></text:span></text:p>
            </text:list-item>
            <text:list-item>
              <text:p text:style-name="P38"><text:span text:style-name="Strong_20_Emphasis"><text:span text:style-name="T5">μια περίφραση </text:span></text:span><text:span text:style-name="T4">καλό θα είναι να </text:span><text:span text:style-name="Strong_20_Emphasis"><text:span text:style-name="T5">την αντικαθιστούμε με ένα μονολεκτικό τύπο, </text:span></text:span><text:span text:style-name="T4">π.χ. </text:span><text:span text:style-name="Emphasis"><text:span text:style-name="T4">ο ένας βοηθάει τον άλλο </text:span></text:span><text:span text:style-name="T4">ð</text:span><text:span text:style-name="Emphasis"><text:span text:style-name="T4"> αλληλοβοηθιόμαστε.</text:span></text:span></text:p>
            </text:list-item>
            <text:list-item>
              <text:p text:style-name="P38"><text:span text:style-name="Strong_20_Emphasis"><text:span text:style-name="T5">αντικαθιστούμε τις αναφορικές προτάσεις με ένα ισοδύναμο ουσιαστικό, επίθετο ή </text:span></text:span><text:span text:style-name="T4">επίρρημα, π.χ. </text:span><text:span text:style-name="Emphasis"><text:span text:style-name="T4">καλό θα είναι να μην καταλαμβάνουν τις θέσεις ευθύνης άτομα που δεν αναλαμβάνουν πρωτοβουλίες </text:span></text:span><text:span text:style-name="T4">ð</text:span><text:span text:style-name="Emphasis"><text:span text:style-name="T4"> καλό θα είναι να μην καταλαμβάνουν τις θέσεις ευθύνης άβουλα άτομα.</text:span></text:span></text:p>
            </text:list-item>
            <text:list-item>
              <text:p text:style-name="P38"><text:span text:style-name="Strong_20_Emphasis"><text:span text:style-name="T5">αντικαθιστούμε τα υπώνυμα με το υπερώνυμό τους, </text:span></text:span><text:span text:style-name="T4">π.χ. </text:span><text:span text:style-name="Emphasis"><text:span text:style-name="T4">τηλεόραση, ραδιόφωνο, εφημερίδες, περιοδικά… </text:span></text:span><text:span text:style-name="T4">ð </text:span><text:span text:style-name="Emphasis"><text:span text:style-name="T4">τα μέσα ενημέρωσης.</text:span></text:span></text:p>
            </text:list-item>
            <text:list-item>
              <text:p text:style-name="P13"><text:span text:style-name="Strong_20_Emphasis"><text:span text:style-name="T5">μετατρέπουμε την παθητική σύνταξη σε ενεργητική </text:span></text:span><text:span text:style-name="T4">(η σύνταξη παραμένει παθητική μόνο αν θέλουμε να τονίσουμε την πράξη), π.χ. </text:span><text:span text:style-name="Emphasis"><text:span text:style-name="T4">Από το</text:span></text:span><text:span text:style-name="T4"> </text:span><text:span text:style-name="Emphasis"><text:span text:style-name="T4">Υπουργείο Παιδείας ανακοινώθηκαν οι βάσεις για την εισαγωγή των υποψηφίων στα ΑΕΙ και ΤΕΙ </text:span></text:span><text:span text:style-name="T4">ð </text:span><text:span text:style-name="Emphasis"><text:span text:style-name="T4">Το ΥΠΕΠΘ ανακοίνωσε τις βάσεις..</text:span></text:span><text:span text:style-name="T4">..</text:span></text:p>
            </text:list-item>
          </text:list>
        </text:list-item>
      </text:list>
      <text:h text:style-name="P2" text:outline-level="4">Προσοχή</text:h>
      <text:p text:style-name="P5"><text:span text:style-name="T3">Χρήσιμη, επίσης, επισήμανση για το περιληπτικό μας κείμενο είναι: να </text:span><text:span text:style-name="Strong_20_Emphasis"><text:span text:style-name="T2">μην χρησιμοποιούμε απαριθμήσεις, αποσιωπητικά, βραχυλογίες, αρκτικόλεξα. </text:span></text:span><text:span text:style-name="T3">Επιπλέον, αν το αρχικό μας κείμενο έχει διαλογική μορφή, στο περιληπτικό κείμενο </text:span><text:span text:style-name="Strong_20_Emphasis"><text:span text:style-name="T2">ο διάλογος αποδίδεται με γ’ </text:span></text:span><text:span text:style-name="T3">(τρίτο) ρηματικό </text:span><text:span text:style-name="Strong_20_Emphasis"><text:span text:style-name="T2">πρόσωπο. </text:span></text:span><text:span text:style-name="T3">Ακόμη, αν οι </text:span><text:span text:style-name="Strong_20_Emphasis"><text:span text:style-name="T2">ιδέες του συγγραφέα </text:span></text:span><text:span text:style-name="T3">εκτίθενται μεταφορικά, εμείς τις αποδίδουμε </text:span><text:span text:style-name="Strong_20_Emphasis"><text:span text:style-name="T2">κυριολεκτικά.</text:span></text:span></text:p>
      <text:list xml:id="list3827721973" text:style-name="L6">
        <text:list-item>
          <text:p text:style-name="P16"><text:span text:style-name="T4">Χρησιμοποιούμε τις κατάλληλες διαρθρωτικές λέξεις ή φράσεις, ώστε η περίληψη να έχει </text:span><text:span text:style-name="Strong_20_Emphasis"><text:span text:style-name="T5">συνοχή</text:span></text:span><text:span text:style-name="T4"> (δηλαδή ομαλή και ολοκληρωμένη σύνδεση των μερών του κειμένου), κάτι που επιτυγχάνεται με επιρρήματα, σύζευξη, διάζευξη κ.τ.λ. βλ. </text:span><text:a xlink:type="simple" xlink:href="http://filologika.gr/lykio/g-lykiou/genikis-pedias/neoelliniki-glossa/synoxi-paragrafou/" office:target-frame-name="_blank" xlink:show="new" text:style-name="Internet_20_link" text:visited-style-name="Visited_20_Internet_20_Link"><text:span text:style-name="Strong_20_Emphasis"><text:span text:style-name="T6">Συνοχή</text:span></text:span></text:a><text:span text:style-name="T4">. Η </text:span><text:span text:style-name="Strong_20_Emphasis"><text:span text:style-name="T5">συνεκτικότητα</text:span></text:span><text:span text:style-name="T4"> επίσης (δηλαδή η εξασφάλιση ενιαίου και λογικού νοήματος) πρέπει να είναι ένας ακόμη στόχος της περίληψης μας, βλ. Συνεκτικότητα. Επιπλέον, χρησιμοποιούμε </text:span><text:span text:style-name="Strong_20_Emphasis"><text:span text:style-name="Emphasis"><text:span text:style-name="T5">ρήματα δήλωσης</text:span></text:span></text:span><text:span text:style-name="T4">, όπως: </text:span><text:span text:style-name="Emphasis"><text:span text:style-name="T4">αναφέρω, τονίζω, υπογραμμίζω, επισημαίνω</text:span></text:span><text:span text:style-name="T4"> κ.τ.λ. που βοηθούν στη μεταφορά του περιεχομένου του αρχικού κειμένου.</text:span></text:p>
        </text:list-item>
      </text:list>
      <text:h text:style-name="P4" text:outline-level="4">ΛΕΞΙΛΟΓΙΟ ΠΕΡΙΛΗΨΗΣ</text:h>
      <text:p text:style-name="P8">Κατά τη σύνταξη της περίληψης χρησιμοποιούμε τα παρακάτω ρήματα (συνήθως) για να μεταφέρουμε με οικονομία λέξεων στον αναγνώστη- διορθωτή τις έννοιες που κυριαρχούν στο αρχικό κείμενο.</text:p>
      <text:h text:style-name="P3" text:outline-level="4"><text:span text:style-name="Strong_20_Emphasis"><text:span text:style-name="T1">Αναφορική όψη</text:span></text:span></text:h>
      <text:list xml:id="list4197980071" text:style-name="L7">
        <text:list-item>
          <text:p text:style-name="P17"><text:span text:style-name="Emphasis"><text:span text:style-name="T4">Όταν αναφερόμαστε στην </text:span></text:span><text:span text:style-name="Strong_20_Emphasis"><text:span text:style-name="T5">αναφορική (ποιοτική) όψη</text:span></text:span><text:span text:style-name="T4"> του </text:span><text:span text:style-name="Emphasis"><text:span text:style-name="T4">κειμένου</text:span></text:span><text:span text:style-name="T4"> χρησιμοποιούμε φράσεις όπως:</text:span></text:p>
        </text:list-item>
      </text:list>
      <text:p text:style-name="P8">Ο συγγραφέας, αρθρογράφος κλπ.:</text:p>
      <text:p text:style-name="P9">– <text:span text:style-name="T7">διατυπώνει τη γνώμη, προτείνει, δηλώνει, εισηγείται, ανακοινώνει</text:span></text:p>
      <text:p text:style-name="P9">– <text:span text:style-name="T7">αναφέρει, μνημονεύει, παραθέτει αυτολεξεί (ένα άλλο κείμενο)</text:span></text:p>
      <text:p text:style-name="P9">– <text:span text:style-name="T7">σχολιάζει, ερμηνεύει, συζητά (ένα άλλο κείμενο)</text:span></text:p>
      <text:p text:style-name="P9"><text:soft-page-break/>– <text:span text:style-name="T7">παρατηρεί, διαπιστώνει</text:span></text:p>
      <text:p text:style-name="P9">– <text:span text:style-name="T7">ορίζει με ακρίβεια, προσδιορίζει, καθορίζει</text:span></text:p>
      <text:p text:style-name="P9">– <text:span text:style-name="T7">αποσαφηνίζει, διευκρινίζει, επεξηγεί</text:span></text:p>
      <text:p text:style-name="P9">– <text:span text:style-name="T7">εξηγεί, αιτιολογεί</text:span></text:p>
      <text:p text:style-name="P9">– <text:span text:style-name="T7">ονομάζει, αποκαλεί, χαρακτηρίζει</text:span></text:p>
      <text:p text:style-name="P9">– <text:span text:style-name="T7">συγκρίνει, αντιθέτει, αντιπαραθέτει, αντιπαραβάλλει</text:span></text:p>
      <text:p text:style-name="P9">– <text:span text:style-name="T7">επιχειρηματολογεί (υπέρ ή κατά), υπερασπίζεται, υποστηρίζει, υπεραμύνεται, συνηγορεί</text:span></text:p>
      <text:p text:style-name="P9">– <text:span text:style-name="T7">συμφωνεί με, ταυτίζεται με, δικαιολογεί</text:span></text:p>
      <text:p text:style-name="P9">– <text:span text:style-name="T7">ανασκευάζει, απορρίπτει, αντικρούει, αντιτείνει, αντιπροτείνει</text:span></text:p>
      <text:p text:style-name="P9">– <text:span text:style-name="T7">τεκμηριώνει, στηρίζει (την άποψη του)</text:span></text:p>
      <text:p text:style-name="P9">– <text:span text:style-name="T7">αποδεικνύει, δείχνει</text:span></text:p>
      <text:p text:style-name="P9">– <text:span text:style-name="T7">κρίνει αξιολογεί, αποτιμά</text:span></text:p>
      <text:p text:style-name="P9">– <text:span text:style-name="T7">διαβεβαιώνει, βεβαιώνει, ισχυρίζεται, αποφαίνεται, υποστηρίζει, επιμένει (ότι), προβλέπει</text:span></text:p>
      <text:p text:style-name="P9">– <text:span text:style-name="T7">λέει, σημειώνει, τονίζει, επισημαίνει, υπογραμμίζει</text:span></text:p>
      <text:p text:style-name="P9">– <text:span text:style-name="T7">πραγματεύεται, εξετάζει, συζητά, ασχολείται (με), αναφέρεται (σε)</text:span></text:p>
      <text:p text:style-name="P9">– <text:span text:style-name="T7">αναλύει, αναπτύσσει</text:span></text:p>
      <text:p text:style-name="P9">– <text:span text:style-name="T7">ορίζει</text:span></text:p>
      <text:p text:style-name="P9">– <text:span text:style-name="T7">διαιρεί, ταξινομεί</text:span></text:p>
      <text:p text:style-name="P9">– <text:span text:style-name="T7">περιγράφει</text:span></text:p>
      <text:p text:style-name="P9">– <text:span text:style-name="T7">απαριθμεί, συμπληρώνει, προσθέτει</text:span></text:p>
      <text:p text:style-name="P9">– <text:span text:style-name="T7">αφηγείται, διηγείται</text:span></text:p>
      <text:p text:style-name="P9">– <text:span text:style-name="T7">αναρωτιέται, απορεί</text:span></text:p>
      <text:p text:style-name="P9">– <text:span text:style-name="T7">ρωτά</text:span></text:p>
      <text:p text:style-name="P9">– <text:span text:style-name="T7">υποδεικνύει, προτείνει, αντιπροτείνει, συμβουλεύει, συστήνει</text:span></text:p>
      <text:p text:style-name="P9">– <text:span text:style-name="T7">απολογείται</text:span></text:p>
      <text:p text:style-name="P9">– <text:span text:style-name="T7">εύχεται</text:span></text:p>
      <text:p text:style-name="P9">– <text:span text:style-name="T7">εξεγείρεται, αγανακτεί, εκφράζει την έκπληξη του</text:span></text:p>
      <text:h text:style-name="P2" text:outline-level="4"><text:soft-page-break/>Ποσοτική όψη</text:h>
      <text:list xml:id="list2869176986" text:style-name="L8">
        <text:list-item>
          <text:p text:style-name="P18"><text:span text:style-name="Emphasis"><text:span text:style-name="T4">Όταν θέλουμε να δείξουμε την </text:span></text:span><text:span text:style-name="Strong_20_Emphasis"><text:span text:style-name="T5">ποσοτική όψη</text:span></text:span><text:span text:style-name="Emphasis"><text:span text:style-name="T4">, δηλαδή το χρόνο που αφιερώνει ο συντάκτης του αρχικού κειμένου σε κάθε σκέψη-ιδέα του, </text:span></text:span><text:span text:style-name="T4">χρησιμοποιούμε φράσεις όπως:</text:span></text:p>
        </text:list-item>
      </text:list>
      <text:p text:style-name="P8">Ο συγγραφέας, αρθρογράφος κλπ.:</text:p>
      <text:p text:style-name="P9">– <text:span text:style-name="T7">προσπερνά βιαστικά, με συντομία</text:span></text:p>
      <text:p text:style-name="P9">– <text:span text:style-name="T7">αποσιωπά, παραλείπει, δεν αναφέρει / αναφέρεται</text:span></text:p>
      <text:p text:style-name="P9">– <text:span text:style-name="T7">θίγει πλαγίως, έμμεσα, επιφανειακά</text:span></text:p>
      <text:p text:style-name="P9">– <text:span text:style-name="T7">εξετάζει διεξοδικά, αναλυτικά, προσεκτικά, συζητά διεξοδικά</text:span></text:p>
      <text:p text:style-name="P9">– <text:span text:style-name="T7">ανοίγει – κλείνει – τερματίζει τη συζήτηση</text:span></text:p>
      <text:p text:style-name="P9">– <text:span text:style-name="T7">εξαντλεί το θέμα, συμπεραίνει</text:span></text:p>
      <text:p text:style-name="P9">– <text:span text:style-name="T7">προσθέτει, υπογραμμίζει, επισημαίνει</text:span></text:p>
      <text:h text:style-name="P3" text:outline-level="4"><text:span text:style-name="Strong_20_Emphasis"><text:span text:style-name="T1">Μεταγλωσσική όψη</text:span></text:span></text:h>
      <text:list xml:id="list4267877728" text:style-name="L9">
        <text:list-item>
          <text:p text:style-name="P19"><text:span text:style-name="Emphasis"><text:span text:style-name="T4">Σε περίπτωση που υπάρχει αναφορά σε άλλα κείμενα, τότε για να δηλώσουμε τη </text:span></text:span><text:span text:style-name="Strong_20_Emphasis"><text:span text:style-name="T5">μεταγλωσσική όψη</text:span></text:span><text:span text:style-name="T4">, χρησιμοποιούμε φράσεις όπως:</text:span></text:p>
        </text:list-item>
      </text:list>
      <text:p text:style-name="P8">Ο συγγραφέας, αρθρογράφος κλπ.:</text:p>
      <text:p text:style-name="P9">– <text:span text:style-name="T7">επεξηγεί, συγκεκριμενοποιεί (για άλλο κείμενο)</text:span></text:p>
      <text:p text:style-name="P9">– <text:span text:style-name="T7">παραφράζει (για άλλο κείμενο)</text:span></text:p>
      <text:h text:style-name="P3" text:outline-level="4"><text:span text:style-name="Strong_20_Emphasis"><text:span text:style-name="T1">Διορθωτική όψη</text:span></text:span></text:h>
      <text:list xml:id="list1459092635" text:style-name="L10">
        <text:list-item>
          <text:p text:style-name="P20"><text:span text:style-name="T4">Σε περίπτωση που ο συντάκτης του κειμένου σε κάποιο σημείο υπαναχωρεί από τις αρχικές του θέσεις </text:span><text:span text:style-name="Emphasis"><text:span text:style-name="T4">(</text:span></text:span><text:span text:style-name="Strong_20_Emphasis"><text:span text:style-name="T5">διορθωτική όψη</text:span></text:span><text:span text:style-name="T4">) χρησιμοποιούμε φράσεις όπως:</text:span></text:p>
        </text:list-item>
      </text:list>
      <text:p text:style-name="P8">Ο συγγραφέας, αρθρογράφος κλπ.:</text:p>
      <text:p text:style-name="P9">– <text:span text:style-name="T7">τροποποιεί, αλλάζει (τη διατύπωση)</text:span></text:p>
      <text:p text:style-name="P9">– <text:span text:style-name="T7">διορθώνει (τον εαυτό του / τους συνομιλητές του)</text:span></text:p>
      <text:p text:style-name="P9">– <text:span text:style-name="T7">ανασκευάζει τα επιχειρήματα</text:span></text:p>
      <text:p text:style-name="P9">– <text:span text:style-name="T7">αναιρεί όσα είπε</text:span></text:p>
      <text:h text:style-name="P3" text:outline-level="4"><text:span text:style-name="Strong_20_Emphasis"><text:span text:style-name="T1">Διαλογική όψη</text:span></text:span></text:h>
      <text:list xml:id="list3256437528" text:style-name="L11">
        <text:list-item>
          <text:p text:style-name="P21"><text:span text:style-name="T4">Σε περίπτωση που το κείμενο έχει διαλογική μορφή (</text:span><text:span text:style-name="Strong_20_Emphasis"><text:span text:style-name="T5">διαλογική όψη</text:span></text:span><text:span text:style-name="Emphasis"><text:span text:style-name="T4">)</text:span></text:span><text:span text:style-name="T4"> για να αποδώσουμε την πορεία της συνομιλίας χρησιμοποιούμε φράσεις όπως:</text:span></text:p>
        </text:list-item>
      </text:list>
      <text:p text:style-name="P8">Ο συγγραφέας, αρθρογράφος κλπ.:</text:p>
      <text:p text:style-name="P9">– <text:span text:style-name="T7">απευθύνει το λόγο</text:span></text:p>
      <text:p text:style-name="P9">– <text:span text:style-name="T7">παρεμβαίνει</text:span></text:p>
      <text:p text:style-name="P9">– <text:span text:style-name="T7">δίνει τον λόγο</text:span></text:p>
      <text:p text:style-name="P9">– <text:span text:style-name="T7">διακόπτει</text:span></text:p>
      <text:p text:style-name="P9"><text:soft-page-break/>– <text:span text:style-name="T7">ζητά τον λόγο</text:span></text:p>
      <text:p text:style-name="P9">– <text:span text:style-name="T7">απαντά</text:span></text:p>
      <text:p text:style-name="P9">– <text:span text:style-name="T7">παίρνει, υφαρπάζει τον λόγο</text:span></text:p>
      <text:p text:style-name="P9">– <text:span text:style-name="T7">δευτερολογεί</text:span></text:p>
      <text:p text:style-name="P9">– <text:span text:style-name="T7">διεκδικεί τον λόγο</text:span></text:p>
      <text:p text:style-name="P9">– <text:span text:style-name="T7">απευθύνεται</text:span></text:p>
      <text:h text:style-name="P3" text:outline-level="4"><text:span text:style-name="Strong_20_Emphasis"><text:span text:style-name="T1">Οργανωτική όψη</text:span></text:span></text:h>
      <text:list xml:id="list42850774" text:style-name="L12">
        <text:list-item>
          <text:p text:style-name="P22"><text:span text:style-name="Emphasis"><text:span text:style-name="T4">Τέλος, </text:span></text:span><text:span text:style-name="T4">για να αποδώσουμε την </text:span><text:span text:style-name="Strong_20_Emphasis"><text:span text:style-name="T5">οργανωτική όψη </text:span></text:span><text:span text:style-name="Emphasis"><text:span text:style-name="T4">του αρχικού κειμένου </text:span></text:span><text:span text:style-name="T4">χρησιμοποιούμε φράσεις όπως:</text:span></text:p>
        </text:list-item>
      </text:list>
      <text:p text:style-name="P8">Ο συγγραφέας, αρθρογράφος κλπ.:</text:p>
      <text:p text:style-name="P9">– <text:span text:style-name="T7">αρχίζει, προλογίζει</text:span></text:p>
      <text:p text:style-name="P9">– <text:span text:style-name="T7">μεταβαίνει (σε άλλο θέμα)</text:span></text:p>
      <text:p text:style-name="P9">– <text:span text:style-name="T7">συνεχίζει</text:span></text:p>
      <text:p text:style-name="P9">– <text:span text:style-name="T7">παρεκβαίνει</text:span></text:p>
      <text:p text:style-name="P7">– <text:span text:style-name="T7">τελειώνει, καταλήγει, συμπεραίνει, ανακεφαλαιώνει</text:span></text:p>
      <text:h text:style-name="P4" text:outline-level="4">ΔΙΑΡΘΡΩΤΙΚΕΣ ΛΕΞΕΙΣ ΠΡΩΤΟΤΥΠΟΥ ΚΕΙΜΕΝΟΥ</text:h>
      <text:p text:style-name="P5"><text:span text:style-name="T3">Προκειμένου να εντοπίσουμε με ασφάλεια τις υπάρχουσες </text:span><text:span text:style-name="Strong_20_Emphasis"><text:span text:style-name="T2">νοηματικές σχέσεις</text:span></text:span><text:span text:style-name="T3"> του κειμένου μπορούμε να εντοπίσουμε συγκεκριμένους </text:span><text:span text:style-name="Strong_20_Emphasis"><text:span text:style-name="T2">κειμενικούς</text:span></text:span><text:span text:style-name="T3"> </text:span><text:span text:style-name="Strong_20_Emphasis"><text:span text:style-name="T2">δείκτες</text:span></text:span><text:span text:style-name="T3"> (διαθρωτικές λέξεις) που δηλώνουν </text:span><text:span text:style-name="Strong_20_Emphasis"><text:span text:style-name="T2">καθορισμένες έννοιες</text:span></text:span><text:span text:style-name="T3">. </text:span><text:span text:style-name="Strong_20_Emphasis"><text:span text:style-name="T2">Λειτουργούμε</text:span></text:span><text:span text:style-name="T3"> δηλαδή </text:span><text:span text:style-name="Strong_20_Emphasis"><text:span text:style-name="T2">ανάποδα</text:span></text:span><text:span text:style-name="T3">, από τις λέξεις ανακαλύπτουμε το νόημα, το οποίο και παρουσιάζουμε στη συνέχεια στην </text:span><text:span text:style-name="Strong_20_Emphasis"><text:span text:style-name="T2">περίληψή</text:span></text:span><text:span text:style-name="T3"> μας.</text:span></text:p>
      <text:list xml:id="list330861833" text:style-name="L13">
        <text:list-item>
          <text:p text:style-name="P23"><text:span text:style-name="Strong_20_Emphasis"><text:span text:style-name="T5">Αιτιολόγηση</text:span></text:span></text:p>
        </text:list-item>
      </text:list>
      <text:p text:style-name="P8">εξαιτίας, επειδή, γιατί, διότι, αφού, μια και, μια που, που, ένας ακόμη λόγος, καθώς, αυτό (οφείλεται, εξηγείται ερμηνεύεται, αιτιολογείται), εφόσον, (η αιτία ο λόγος, η εξήγηση) είναι, γι’ αυτό το λόγο, έτσι, με αιτιολογικές μετοχές ή εμπρόθετους προσδιορισμούς της αιτίας κ.τ.λ.</text:p>
      <text:list xml:id="list770106816" text:style-name="L14">
        <text:list-item>
          <text:p text:style-name="P24"><text:span text:style-name="Strong_20_Emphasis"><text:span text:style-name="T5">Αποτέλεσμα</text:span></text:span></text:p>
        </text:list-item>
      </text:list>
      <text:p text:style-name="P8">γι’ αυτό το λόγο, ως επακόλουθο, κατά συνέπεια, αποτέλεσμα / απόρροια / απότοκο όλων αυτών, και γι’ αυτό, ώστε, έτσι που, λοιπόν, κ.τ.λ.</text:p>
      <text:list xml:id="list3914471343" text:style-name="L15">
        <text:list-item>
          <text:p text:style-name="P25"><text:span text:style-name="Strong_20_Emphasis"><text:span text:style-name="T5">Αντίθεση – εναντίωση</text:span></text:span></text:p>
        </text:list-item>
      </text:list>
      <text:p text:style-name="P8">Αλλά, μα, όμως, και όμως, παρά, μόνο, παρόλο, ωστόσο, εντούτοις, μάλιστα, έπειτα, μολαταύτα, εξάλλου, αντίθετα, σε αντίθεση, απεναντίας, διαφορετικά, ειδάλλως, ειδεμή, αλλιώς, αλλιώτικα, από την άλλη πλευρά, πάλι, ενώ, αν και, και αν, μολονότι, αντίστροφα, ενάντια, στον αντίποδα, ακόμη κι αν, παρ’ όλα αυτά, δε συμβαίνει όμως το ίδιο, όχι μόνο… αλλά και, όχι μόνο… αλλά και να, και που, και ας. όχι μόνο δεν… μα ούτε, όχι μόνο… παρά, όχι μόνο να μην… αλλά ούτε και να, όχι μόνο να μη… αλλά να κ.τ.λ.</text:p>
      <text:list xml:id="list3434898844" text:style-name="L16">
        <text:list-item>
          <text:p text:style-name="P26"><text:span text:style-name="Strong_20_Emphasis"><text:span text:style-name="T5">Χρονική σχέση</text:span></text:span></text:p>
        </text:list-item>
      </text:list>
      <text:p text:style-name="P8">αρχικά, προηγουμένως, στη συνέχεια, πρώτα, ύστερα, πριν, εντωμεταξύ, έπειτα, τέλος, όταν, καθώς, όποτε, μόλις, αργότερα κ.τ.λ.</text:p>
      <text:list xml:id="list1918989828" text:style-name="L17">
        <text:list-item>
          <text:p text:style-name="P27"><text:span text:style-name="Strong_20_Emphasis"><text:span text:style-name="T5">Ένας όρος, προϋπόθεση</text:span></text:span></text:p>
        </text:list-item>
      </text:list>
      <text:p text:style-name="P8"><text:soft-page-break/>αν, εκτός αν, σε περίπτωση που, με την προϋπόθεση, σε περίπτωση που κ.τ.λ.</text:p>
      <text:list xml:id="list1972783933" text:style-name="L18">
        <text:list-item>
          <text:p text:style-name="P28"><text:span text:style-name="Strong_20_Emphasis"><text:span text:style-name="T5">Επεξήγηση</text:span></text:span></text:p>
        </text:list-item>
      </text:list>
      <text:p text:style-name="P8">δηλαδή, αυτό σημαίνει, ειδικότερα, με άλλα λόγια, ήτοι, συγκεκριμένα, με όσα είπα προηγουμένως εννοούσα, για να γίνω πιο σαφής, (για να με καταλάβετε) θα σας το πα­ρουσιάσω με άλλο τρόπο, κ.τ.λ.</text:p>
      <text:list xml:id="list2098593875" text:style-name="L19">
        <text:list-item>
          <text:p text:style-name="P29"><text:span text:style-name="Strong_20_Emphasis"><text:span text:style-name="T5">Έμφαση</text:span></text:span></text:p>
        </text:list-item>
      </text:list>
      <text:p text:style-name="P8">το σημαντικότερο απ’ όλα, το κυριότερο, είναι αξιοσημείωτο ότι, αξίζει να σημειωθεί πως, εκείνο που προέχει, θα έπρεπε να τονιστεί ότι, αξιοπρόσεκτο είναι πως, ιδιαίτερα σημαντικό είναι, πρέπει ακόμη να σημειωθεί, θα ήθελα να τονίσω το εξής… να επιστήσω την προσοχή σας κ.τ.λ.</text:p>
      <text:list xml:id="list2068202845" text:style-name="L20">
        <text:list-item>
          <text:p text:style-name="P30"><text:span text:style-name="Strong_20_Emphasis"><text:span text:style-name="T5">Παράδειγμα – διευκρίνιση</text:span></text:span></text:p>
        </text:list-item>
      </text:list>
      <text:p text:style-name="P8">λόγου χάρη, π. χ., για παράδειγμα κ.τ.λ.</text:p>
      <text:list xml:id="list284554231" text:style-name="L21">
        <text:list-item>
          <text:p text:style-name="P31"><text:span text:style-name="Strong_20_Emphasis"><text:span text:style-name="T5">Επεξήγηση</text:span></text:span></text:p>
        </text:list-item>
      </text:list>
      <text:p text:style-name="P8">δηλαδή, ειδικά, ειδικότερα, συγκεκριμένα κ.τ.λ.</text:p>
      <text:list xml:id="list3412295826" text:style-name="L22">
        <text:list-item>
          <text:p text:style-name="P32"><text:span text:style-name="Strong_20_Emphasis"><text:span text:style-name="T5">Απαρίθμηση επιχειρημάτων, εισαγωγή μιας καινούριας ιδέας</text:span></text:span></text:p>
        </text:list-item>
      </text:list>
      <text:p text:style-name="P8">πρώτο… δεύτερο, καταρχήν, τελικά, το επόμενο επιχείρημα / θέμα που θα μας απασχολήσει κ.τ.λ.</text:p>
      <text:list xml:id="list1447569778" text:style-name="L23">
        <text:list-item>
          <text:p text:style-name="P33"><text:span text:style-name="Strong_20_Emphasis"><text:span text:style-name="T5">Διάρθρωση του κειμένου</text:span></text:span></text:p>
        </text:list-item>
      </text:list>
      <text:p text:style-name="P8">το άρθρο / η μελέτη / η εισήγηση / η ομιλία μου χωρίζεται σε… μέρη: στο πρώτο κ.τ.λ.</text:p>
      <text:list xml:id="list1139348667" text:style-name="L24">
        <text:list-item>
          <text:p text:style-name="P34"><text:span text:style-name="Strong_20_Emphasis"><text:span text:style-name="T5">Συμπέρασμα, συγκεφαλαίωση</text:span></text:span></text:p>
        </text:list-item>
      </text:list>
      <text:p text:style-name="P8">για να συνοψίσουμε, συγκεφαλαιώνοντας/ επιλογικά / συμπερασματικά θα λέγαμε ότι, λοιπόν, τελικά, συνάγεται το συμπέρασμα, ανακεφαλαιώνοντας κ.τ.λ.</text:p>
      <text:list xml:id="list663143250" text:style-name="L25">
        <text:list-item>
          <text:p text:style-name="P35"><text:span text:style-name="Strong_20_Emphasis"><text:span text:style-name="T5">Γενίκευση</text:span></text:span></text:p>
        </text:list-item>
      </text:list>
      <text:p text:style-name="P6">γενικά, τις περισσότερες φορές, ευρύτερα, κ.τ.λ.</text:p>
      <text:h text:style-name="P4" text:outline-level="4">ΓΕΝΙΚΕΣ ΟΔΗΓΙΕΣ</text:h>
      <text:list xml:id="list88834214" text:style-name="L26">
        <text:list-item>
          <text:p text:style-name="P10"><text:span text:style-name="T4">Η έκταση της περίληψης είναι το 1/3 του αρχικού κειμένου ή </text:span><text:span text:style-name="Strong_20_Emphasis"><text:span text:style-name="T5">όση ορίζεται στις οδηγίες</text:span></text:span><text:span text:style-name="T4">.</text:span></text:p>
        </text:list-item>
        <text:list-item>
          <text:p text:style-name="P39"><text:span text:style-name="T4">Η ανάπτυξη των κύριων σημείων του κειμένου μέσα στην περίληψη πρέπει να είναι </text:span><text:span text:style-name="Strong_20_Emphasis"><text:span text:style-name="T5">ισοζυγισμένη</text:span></text:span><text:span text:style-name="T4">.</text:span></text:p>
        </text:list-item>
        <text:list-item>
          <text:p text:style-name="P39"><text:span text:style-name="Strong_20_Emphasis"><text:span text:style-name="T5">Αποφεύγουμε</text:span></text:span><text:span text:style-name="T4"> να αλλάξουμε το πρόσωπο ή το χρόνο του ρήματος στο οποίο είναι διατυπωμένο το αρχικό κείμενο. (Κυρίως. γ’ ενικό ή α’ πληθυντικό )</text:span></text:p>
        </text:list-item>
        <text:list-item>
          <text:p text:style-name="P39"><text:span text:style-name="Strong_20_Emphasis"><text:span text:style-name="T5">Αποφεύγουμε</text:span></text:span><text:span text:style-name="T4">, όσο είναι δυνατό, τη χρήση λέξεων ή φράσεων του κειμένου καθώς και τη συγγραφή αποσπασμάτων από το αρχικό κείμενο.</text:span></text:p>
        </text:list-item>
        <text:list-item>
          <text:p text:style-name="P36"><text:span text:style-name="Strong_20_Emphasis"><text:span text:style-name="T5">Αποδίδουμε</text:span></text:span><text:span text:style-name="T4"> τα νοήματα όπως εκφράζονται στο κείμενο, ανεξάρτητα από το αν συμφωνούμε ή διαφωνούμε με τις θέσεις του συγγραφέα. Τις δικές μας απόψεις τις αναφέρουμε μόνο αν μας ζητηθούν.</text:span></text:p>
        </text:list-item>
      </text:list>
      <text:p text:style-name="Standard"/>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OpenSymbol" svg:font-family="OpenSymbol" style:font-charset="x-symbol"/>
    <style:font-face style:name="Roboto" svg:font-family="Roboto"/>
    <style:font-face style:name="Roboto1" svg:font-family="Roboto, sans-serif"/>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l" fo:country="GR"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l" fo:country="GR"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Songti SC" style:font-family-asian="'Songti SC'" style:font-family-generic-asian="system" style:font-pitch-asian="variable" style:font-size-asian="18pt" style:font-weight-asian="bold" style:font-name-complex="Arial Unicode MS" style:font-family-complex="'Arial Unicode MS'" style:font-family-generic-complex="system" style:font-pitch-complex="variable" style:font-size-complex="18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Songti SC" style:font-family-asian="'Songti SC'" style:font-family-generic-asian="system" style:font-pitch-asian="variable" style:font-size-asian="12pt" style:font-weight-asian="bold" style:font-name-complex="Arial Unicode MS" style:font-family-complex="'Arial Unicode MS'" style:font-family-generic-complex="system" style:font-pitch-complex="variable" style:font-size-complex="12pt"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creation-date>2020-05-15T21:05:03.433443000</meta:creation-date>
    <dc:date>2020-05-15T21:06:11.378487000</dc:date>
    <meta:editing-duration>PT1M10S</meta:editing-duration>
    <meta:editing-cycles>1</meta:editing-cycles>
    <meta:document-statistic meta:table-count="0" meta:image-count="0" meta:object-count="0" meta:page-count="7" meta:paragraph-count="165" meta:word-count="2004" meta:character-count="14293" meta:non-whitespace-character-count="12439"/>
    <meta:generator>LibreOffice/6.4.3.2$MacOSX_X86_64 LibreOffice_project/747b5d0ebf89f41c860ec2a39efd7cb15b54f2d8</meta:generator>
  </office:meta>
</office:document-meta>
</file>